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text-align="justify" style:justify-single-word="false"/>
      <style:text-properties style:font-name="Arial"/>
    </style:style>
    <style:style style:name="P3" style:family="paragraph" style:parent-style-name="Text_20_body">
      <style:paragraph-properties fo:text-align="end" style:justify-single-word="false"/>
      <style:text-properties style:font-name="Arial"/>
    </style:style>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P8-STATS (Portugal)</text:h>
      <text:p text:style-name="P1"/>
      <text:p text:style-name="P2">I would like to thank my wife for her patience and immense support in troubled times, thank Pedro for keeping being present and sharing his treasured opinions, and for professor Nuno for helping us gain insight and making necessary decisions throughout this project.</text:p>
      <text:p text:style-name="P3">Daniel Lopes</text:p>
      <text:p text:style-name="P2">I would like to thank Daniel for his experience which proved invaluable, and Nuno for going forward with this project, form which I learned allot.</text:p>
      <text:p text:style-name="P3">Pedro Ferreir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non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non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6-21T14:55:46.53</dc:date>
    <meta:generator>LibreOffice/3.3$Win32 LibreOffice_project/330m19$Build-202</meta:generator>
    <meta:editing-duration>PT14M27S</meta:editing-duration>
    <meta:editing-cycles>7</meta:editing-cycles>
    <meta:document-statistic meta:table-count="0" meta:image-count="0" meta:object-count="0" meta:page-count="1" meta:paragraph-count="5" meta:word-count="74" meta:character-count="457"/>
  </office:meta>
</office:document-meta>
</file>